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3.399cm" style:rel-column-width="1927*"/>
    </style:style>
    <style:style style:name="Tabella1.B" style:family="table-column">
      <style:table-column-properties style:column-width="1.9cm" style:rel-column-width="1077*"/>
    </style:style>
    <style:style style:name="Tabella1.C" style:family="table-column">
      <style:table-column-properties style:column-width="8.5cm" style:rel-column-width="4819*"/>
    </style:style>
    <style:style style:name="Tabella1.D" style:family="table-column">
      <style:table-column-properties style:column-width="3.201cm" style:rel-column-width="1815*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D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348cm" style:rel-column-width="2465*"/>
    </style:style>
    <style:style style:name="Tabella2.B" style:family="table-column">
      <style:table-column-properties style:column-width="12.652cm" style:rel-column-width="7173*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B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e8418" officeooo:paragraph-rsid="000e8418"/>
    </style:style>
    <style:style style:name="P2" style:family="paragraph" style:parent-style-name="Text_20_body">
      <style:text-properties officeooo:rsid="000e9039" officeooo:paragraph-rsid="000e9039"/>
    </style:style>
    <style:style style:name="P3" style:family="paragraph" style:parent-style-name="Text_20_body">
      <style:text-properties officeooo:rsid="000e9039" officeooo:paragraph-rsid="00143f46"/>
    </style:style>
    <style:style style:name="P4" style:family="paragraph" style:parent-style-name="Text_20_body" style:list-style-name="L1">
      <style:text-properties officeooo:rsid="000edf7f" officeooo:paragraph-rsid="000edf7f"/>
    </style:style>
    <style:style style:name="P5" style:family="paragraph" style:parent-style-name="Text_20_body" style:list-style-name="L2">
      <style:text-properties officeooo:rsid="000edf7f" officeooo:paragraph-rsid="000edf7f"/>
    </style:style>
    <style:style style:name="P6" style:family="paragraph" style:parent-style-name="Heading_20_2">
      <style:text-properties officeooo:rsid="00143f46" officeooo:paragraph-rsid="00143f46"/>
    </style:style>
    <style:style style:name="P7" style:family="paragraph" style:parent-style-name="Table_20_Contents">
      <style:text-properties officeooo:rsid="00143f46" officeooo:paragraph-rsid="00143f46"/>
    </style:style>
    <style:style style:name="P8" style:family="paragraph" style:parent-style-name="Table_20_Contents" style:list-style-name="L3"/>
    <style:style style:name="P9" style:family="paragraph" style:parent-style-name="Text_20_body">
      <style:text-properties officeooo:paragraph-rsid="00143f46"/>
    </style:style>
    <style:style style:name="P10" style:family="paragraph" style:parent-style-name="Standard">
      <style:text-properties officeooo:rsid="00143f46" officeooo:paragraph-rsid="0016bc56"/>
    </style:style>
    <style:style style:name="P11" style:family="paragraph" style:parent-style-name="Table_20_Contents">
      <style:text-properties officeooo:rsid="0016bc56" officeooo:paragraph-rsid="0016bc56"/>
    </style:style>
    <style:style style:name="P12" style:family="paragraph" style:parent-style-name="Table_20_Contents">
      <style:text-properties officeooo:paragraph-rsid="0016bc56"/>
    </style:style>
    <style:style style:name="P13" style:family="paragraph" style:parent-style-name="Table_20_Contents" style:list-style-name="L3">
      <style:text-properties officeooo:paragraph-rsid="0016bc56"/>
    </style:style>
    <style:style style:name="P14" style:family="paragraph" style:parent-style-name="Text_20_body">
      <style:text-properties officeooo:paragraph-rsid="0016bc56"/>
    </style:style>
    <style:style style:name="P15" style:family="paragraph" style:parent-style-name="Title">
      <style:paragraph-properties fo:break-before="page"/>
      <style:text-properties officeooo:paragraph-rsid="000e8418"/>
    </style:style>
    <style:style style:name="P16" style:family="paragraph" style:parent-style-name="Standard">
      <style:paragraph-properties fo:text-align="center" style:justify-single-word="false"/>
      <style:text-properties officeooo:rsid="000dce04" officeooo:paragraph-rsid="000dce04"/>
    </style:style>
    <style:style style:name="T1" style:family="text">
      <style:text-properties officeooo:rsid="000e8418"/>
    </style:style>
    <style:style style:name="T2" style:family="text">
      <style:text-properties officeooo:rsid="0015237a"/>
    </style:style>
    <style:style style:name="T3" style:family="text">
      <style:text-properties officeooo:rsid="0014a92c"/>
    </style:style>
    <style:style style:name="T4" style:family="text">
      <style:text-properties officeooo:rsid="00143f46"/>
    </style:style>
    <style:style style:name="T5" style:family="text">
      <style:text-properties officeooo:rsid="0016bc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{d.<text:span text:style-name="T1">laboratoriITE[i].modulo}</text:span></text:p>
      <text:p text:style-name="Subtitle">{d.laboratoriITE[i].indirizzo}</text:p>
      <text:p text:style-name="Text_20_body"/>
      <text:p text:style-name="P1">Area: {d.laboratoriITE[i].area}</text:p>
      <text:p text:style-name="P2">Target: {d.laboratoriITE[i].target}</text:p>
      <text:p text:style-name="P2">Aula: {d.laboratoriITE[i].aula}</text:p>
      <text:p text:style-name="P2">Discipline coinvolte: {d.laboratoriITE[i].discipline}</text:p>
      <text:h text:style-name="Heading_20_1" text:outline-level="1">Descrizione</text:h>
      <text:p text:style-name="P3">{d.laboratoriITE[i].descrizione}</text:p>
      <text:h text:style-name="Heading_20_1" text:outline-level="1">Obiettivi</text:h>
      <text:h text:style-name="Heading_20_2" text:outline-level="2">Obiettivi generali</text:h>
      <text:list text:style-name="L1">
        <text:list-item>
          <text:p text:style-name="P4">{d.laboratoriITE[i].obiettivi_generali[i]}</text:p>
        </text:list-item>
        <text:list-item>
          <text:p text:style-name="P4">{d.laboratoriITE[i].obiettivi_generali[i+1]}</text:p>
        </text:list-item>
      </text:list>
      <text:h text:style-name="Heading_20_2" text:outline-level="2">Obiettivi specifici</text:h>
      <text:list text:style-name="L2">
        <text:list-item>
          <text:p text:style-name="P5">{d.laboratoriITE[i].obiettivi_specifici[i]}</text:p>
        </text:list-item>
        <text:list-item>
          <text:p text:style-name="P5">{d.laboratoriITE[i].obiettivi_specifici[i+1]}</text:p>
        </text:list-item>
      </text:list>
      <text:h text:style-name="Heading_20_1" text:outline-level="1">Fornitura</text:h>
      <text:h text:style-name="P6" text:outline-level="2">Dispositivi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7">Tipo</text:p>
          </table:table-cell>
          <table:table-cell table:style-name="Tabella1.A1" office:value-type="string">
            <text:p text:style-name="P7">Quantità</text:p>
          </table:table-cell>
          <table:table-cell table:style-name="Tabella1.A1" office:value-type="string">
            <text:p text:style-name="P7">Specifiche</text:p>
          </table:table-cell>
          <table:table-cell table:style-name="Tabella1.D1" office:value-type="string">
            <text:p text:style-name="P7">Prezzo unitario</text:p>
          </table:table-cell>
        </table:table-row>
        <table:table-row>
          <table:table-cell table:style-name="Tabella1.A2" office:value-type="string">
            <text:p text:style-name="Table_20_Contents">{d.laboratoriITE[i].strumenti_hardware[i].tipo}</text:p>
          </table:table-cell>
          <table:table-cell table:style-name="Tabella1.A2" office:value-type="string">
            <text:p text:style-name="Table_20_Contents">{d.laboratoriITE[i].strumenti_hardware[i].quantita}</text:p>
          </table:table-cell>
          <table:table-cell table:style-name="Tabella1.A2" office:value-type="string">
            <text:list xml:id="list3024918055" text:style-name="L3">
              <text:list-item>
                <text:p text:style-name="P8">{d.laboratoriITE[i].strumenti_hardware[<text:span text:style-name="T2">i</text:span>].specifiche[i]}</text:p>
              </text:list-item>
              <text:list-item>
                <text:p text:style-name="P8">{d.laboratoriITE[i].strumenti_hardware[<text:span text:style-name="T2">i</text:span>].specifiche[i<text:span text:style-name="T3">+1</text:span>]}</text:p>
              </text:list-item>
            </text:list>
          </table:table-cell>
          <table:table-cell table:style-name="Tabella1.D2" office:value-type="string">
            <text:p text:style-name="Table_20_Contents">{d.laboratoriITE[i].strumenti_hardware[i].prezzo_unitario}</text:p>
          </table:table-cell>
        </table:table-row>
        <table:table-row>
          <table:table-cell table:style-name="Tabella1.A2" office:value-type="string">
            <text:p text:style-name="Table_20_Contents">{d.laboratoriITE[i].strumenti_hardware[i<text:span text:style-name="T4">+1</text:span>].tipo}</text:p>
          </table:table-cell>
          <table:table-cell table:style-name="Tabella1.A2" office:value-type="string">
            <text:p text:style-name="Table_20_Contents"/>
          </table:table-cell>
          <table:table-cell table:style-name="Tabella1.A2" office:value-type="string">
            <text:p text:style-name="Table_20_Contents"/>
          </table:table-cell>
          <table:table-cell table:style-name="Tabella1.D2" office:value-type="string">
            <text:p text:style-name="Table_20_Contents"/>
          </table:table-cell>
        </table:table-row>
      </table:table>
      <text:p text:style-name="P9"/>
      <text:h text:style-name="Heading_20_2" text:outline-level="2"><text:soft-page-break/>Software</text:h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1">Categoria</text:p>
          </table:table-cell>
          <table:table-cell table:style-name="Tabella2.B1" office:value-type="string">
            <text:p text:style-name="P11">Elenco</text:p>
          </table:table-cell>
        </table:table-row>
        <table:table-row>
          <table:table-cell table:style-name="Tabella2.A2" office:value-type="string">
            <text:p text:style-name="P12">{d.laboratoriITE[i].strumenti_software[i].categoria}</text:p>
          </table:table-cell>
          <table:table-cell table:style-name="Tabella2.B2" office:value-type="string">
            <text:list text:continue-numbering="true" text:style-name="L3">
              <text:list-item>
                <text:p text:style-name="P13">{d.laboratoriITE[i].strumenti_software[i].elenco[i]}</text:p>
              </text:list-item>
              <text:list-item>
                <text:p text:style-name="P13">{d.laboratoriITE[i].strumenti_software[i].elenco[i<text:span text:style-name="T5">+1</text:span>]}</text:p>
              </text:list-item>
            </text:list>
          </table:table-cell>
        </table:table-row>
        <table:table-row>
          <table:table-cell table:style-name="Tabella2.A2" office:value-type="string">
            <text:p text:style-name="P12">{d.laboratoriITE[i].strumenti_software[i<text:span text:style-name="T5">+1</text:span>].categoria}</text:p>
          </table:table-cell>
          <table:table-cell table:style-name="Tabella2.B2" office:value-type="string">
            <text:p text:style-name="P12"/>
          </table:table-cell>
        </table:table-row>
      </table:table>
      <text:p text:style-name="P14"/>
      <text:p text:style-name="P15">{d.laboratoriITE[i<text:span text:style-name="T1">+1</text:span>].modulo}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24T14:27:29.480308164</meta:creation-date>
    <dc:date>2025-06-24T15:17:47.748100233</dc:date>
    <meta:editing-duration>PT38M53S</meta:editing-duration>
    <meta:editing-cycles>11</meta:editing-cycles>
    <meta:generator>LibreOffice/25.2.3.2$Linux_X86_64 LibreOffice_project/520$Build-2</meta:generator>
    <meta:document-statistic meta:table-count="2" meta:image-count="0" meta:object-count="0" meta:page-count="3" meta:paragraph-count="35" meta:word-count="51" meta:character-count="1118" meta:non-whitespace-character-count="1110"/>
  </office:meta>
</office:document-meta>
</file>